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0pt" officeooo:paragraph-rsid="0043d987" style:font-size-asian="10pt" style:font-size-complex="10pt"/>
    </style:style>
    <style:style style:name="P3" style:family="paragraph" style:parent-style-name="Text_20_body">
      <style:text-properties officeooo:rsid="002f9ebf" officeooo:paragraph-rsid="0037be19"/>
    </style:style>
    <style:style style:name="P4" style:family="paragraph" style:parent-style-name="Text_20_body">
      <style:text-properties officeooo:paragraph-rsid="0037be19"/>
    </style:style>
    <style:style style:name="P5" style:family="paragraph" style:parent-style-name="Text_20_body">
      <style:text-properties officeooo:rsid="00f1df2e" officeooo:paragraph-rsid="0037be19"/>
    </style:style>
    <style:style style:name="P6" style:family="paragraph" style:parent-style-name="Standard">
      <style:paragraph-properties fo:text-align="end" style:justify-single-word="false"/>
      <style:text-properties fo:font-size="9pt" fo:language="en" fo:country="US" officeooo:rsid="002dfd30" officeooo:paragraph-rsid="00609197" style:font-size-asian="9pt" style:font-size-complex="9pt"/>
    </style:style>
    <style:style style:name="P7" style:family="paragraph" style:parent-style-name="Text_20_body" style:list-style-name="L1">
      <style:text-properties officeooo:paragraph-rsid="0037be19"/>
    </style:style>
    <style:style style:name="P8" style:family="paragraph" style:parent-style-name="Text_20_body" style:list-style-name="L1">
      <style:text-properties officeooo:paragraph-rsid="004f5db8"/>
    </style:style>
    <style:style style:name="P9" style:family="paragraph" style:parent-style-name="Text_20_body" style:list-style-name="L2">
      <style:text-properties officeooo:paragraph-rsid="0037be19"/>
    </style:style>
    <style:style style:name="P10" style:family="paragraph" style:parent-style-name="Text_20_body" style:list-style-name="L2">
      <style:text-properties officeooo:paragraph-rsid="00549a97"/>
    </style:style>
    <style:style style:name="P11" style:family="paragraph" style:parent-style-name="Text_20_body" style:list-style-name="L2">
      <style:text-properties officeooo:paragraph-rsid="005d211f"/>
    </style:style>
    <style:style style:name="P12" style:family="paragraph" style:parent-style-name="Text_20_body" style:list-style-name="L2">
      <style:text-properties officeooo:paragraph-rsid="00609197"/>
    </style:style>
    <style:style style:name="P13" style:family="paragraph" style:parent-style-name="Text_20_body">
      <style:text-properties officeooo:rsid="002f9ebf" officeooo:paragraph-rsid="004f5db8"/>
    </style:style>
    <style:style style:name="P14" style:family="paragraph" style:parent-style-name="Text_20_body">
      <style:text-properties officeooo:paragraph-rsid="0058d294"/>
    </style:style>
    <style:style style:name="T1" style:family="text">
      <style:text-properties fo:font-style="italic" officeooo:rsid="00338b6e" style:font-style-asian="italic" style:font-style-complex="italic"/>
    </style:style>
    <style:style style:name="T2" style:family="text">
      <style:text-properties fo:font-style="italic" officeooo:rsid="00373bca" style:font-style-asian="italic" style:font-style-complex="italic"/>
    </style:style>
    <style:style style:name="T3" style:family="text">
      <style:text-properties fo:font-style="italic" officeooo:rsid="0050c729" style:font-style-asian="italic" style:font-style-complex="italic"/>
    </style:style>
    <style:style style:name="T4" style:family="text">
      <style:text-properties fo:font-style="italic" officeooo:rsid="00549a97" style:font-style-asian="italic" style:font-style-complex="italic"/>
    </style:style>
    <style:style style:name="T5" style:family="text">
      <style:text-properties fo:font-style="italic" officeooo:rsid="00609197" style:font-style-asian="italic" style:font-style-complex="italic"/>
    </style:style>
    <style:style style:name="T6" style:family="text">
      <style:text-properties style:font-name="Symbol" officeooo:rsid="00338b6e"/>
    </style:style>
    <style:style style:name="T7" style:family="text">
      <style:text-properties style:font-name="Symbol" officeooo:rsid="00373bca"/>
    </style:style>
    <style:style style:name="T8" style:family="text">
      <style:text-properties style:font-name="Symbol1" officeooo:rsid="00373bca"/>
    </style:style>
    <style:style style:name="T9" style:family="text">
      <style:text-properties officeooo:rsid="001b2de1"/>
    </style:style>
    <style:style style:name="T10" style:family="text">
      <style:text-properties officeooo:rsid="0030fac3"/>
    </style:style>
    <style:style style:name="T11" style:family="text">
      <style:text-properties officeooo:rsid="0032eb7e"/>
    </style:style>
    <style:style style:name="T12" style:family="text">
      <style:text-properties officeooo:rsid="0034c1b3"/>
    </style:style>
    <style:style style:name="T13" style:family="text">
      <style:text-properties officeooo:rsid="00354037"/>
    </style:style>
    <style:style style:name="T14" style:family="text">
      <style:text-properties officeooo:rsid="00338b6e"/>
    </style:style>
    <style:style style:name="T15" style:family="text">
      <style:text-properties officeooo:rsid="00341bd0"/>
    </style:style>
    <style:style style:name="T16" style:family="text">
      <style:text-properties officeooo:rsid="00373bca"/>
    </style:style>
    <style:style style:name="T17" style:family="text">
      <style:text-properties officeooo:rsid="00387c37"/>
    </style:style>
    <style:style style:name="T18" style:family="text">
      <style:text-properties officeooo:rsid="004e207a"/>
    </style:style>
    <style:style style:name="T19" style:family="text">
      <style:text-properties officeooo:rsid="004f5db8"/>
    </style:style>
    <style:style style:name="T20" style:family="text">
      <style:text-properties officeooo:rsid="0050c729"/>
    </style:style>
    <style:style style:name="T21" style:family="text">
      <style:text-properties officeooo:rsid="005276f9"/>
    </style:style>
    <style:style style:name="T22" style:family="text">
      <style:text-properties officeooo:rsid="0052cbeb"/>
    </style:style>
    <style:style style:name="T23" style:family="text">
      <style:text-properties officeooo:rsid="00549a97"/>
    </style:style>
    <style:style style:name="T24" style:family="text">
      <style:text-properties officeooo:rsid="0054fbf9"/>
    </style:style>
    <style:style style:name="T25" style:family="text">
      <style:text-properties officeooo:rsid="00554dba"/>
    </style:style>
    <style:style style:name="T26" style:family="text">
      <style:text-properties officeooo:rsid="00587e50"/>
    </style:style>
    <style:style style:name="T27" style:family="text">
      <style:text-properties officeooo:rsid="0058d294"/>
    </style:style>
    <style:style style:name="T28" style:family="text">
      <style:text-properties officeooo:rsid="00598684"/>
    </style:style>
    <style:style style:name="T29" style:family="text">
      <style:text-properties officeooo:rsid="005b5dfd"/>
    </style:style>
    <style:style style:name="T30" style:family="text">
      <style:text-properties officeooo:rsid="005d211f"/>
    </style:style>
    <style:style style:name="T31" style:family="text">
      <style:text-properties officeooo:rsid="006091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8">A</text:span><text:span text:style-name="T10"> </text:span><text:span text:style-name="T18">short conceptual </text:span><text:span text:style-name="T9">introdu</text:span><text:span text:style-name="T18">ct</text:span><text:span text:style-name="T9">ion </text:span><text:span text:style-name="T18">to</text:span><text:span text:style-name="T9"> STGraph</text:span></text:h>
      <text:p text:style-name="P4"><text:span text:style-name="T9">STGraph </text:span><text:span text:style-name="T18">is a </text:span><text:span text:style-name="T9">software </text:span><text:span text:style-name="T18">system to </text:span><text:span text:style-name="T9">crea</text:span><text:span text:style-name="T18">te</text:span><text:span text:style-name="T9">, </text:span><text:span text:style-name="T18">edit and run models of dynamical systems</text:span><text:span text:style-name="T9">. </text:span><text:span text:style-name="T18">It has been designed so that the constraints to be satisfied while building models faithfully correspond to the guidelines of the so called “space state approach” of System Theory</text:span><text:span text:style-name="T9">.</text:span></text:p>
      <text:p text:style-name="P3"><text:span text:style-name="T19">A model </text:span><text:span text:style-name="T11">in STGraph </text:span><text:span text:style-name="T19">is described as a set of </text:span><text:span text:style-name="T11">variabl</text:span><text:span text:style-name="T19">es</text:span><text:span text:style-name="T11">, </text:span><text:span text:style-name="T19">where the value of each of them can depend on (simulated) </text:span><text:span text:style-name="T29">discrete </text:span><text:span text:style-name="T19">time and on the value of one or more other variables of the model itself</text:span><text:span text:style-name="T11">. </text:span><text:span text:style-name="T19">All variables in the same model share the same time representation</text:span><text:span text:style-name="T12">, </text:span><text:span text:style-name="T19">defined by</text:span><text:span text:style-name="T12">:</text:span></text:p>
      <text:list xml:id="list2921071981" text:style-name="L1">
        <text:list-item>
          <text:p text:style-name="P7"><text:span text:style-name="T19">initial time </text:span><text:span text:style-name="T29">step </text:span><text:span text:style-name="T19">of simulation</text:span><text:span text:style-name="T12"> (</text:span><text:span text:style-name="T19">system variable</text:span><text:span text:style-name="T12"> </text:span><text:span text:style-name="Code"><text:span text:style-name="T12">time0</text:span></text:span><text:span text:style-name="T12">);</text:span></text:p>
        </text:list-item>
        <text:list-item>
          <text:p text:style-name="P8"><text:span text:style-name="T19">final time </text:span><text:span text:style-name="T29">step </text:span><text:span text:style-name="T19">of simulation</text:span><text:span text:style-name="T12">(</text:span><text:span text:style-name="T19">system variable</text:span><text:span text:style-name="T12"> </text:span><text:span text:style-name="Code"><text:span text:style-name="T12">time1</text:span></text:span><text:span text:style-name="T12">);</text:span></text:p>
        </text:list-item>
        <text:list-item>
          <text:p text:style-name="P8"><text:span text:style-name="T19">time step </text:span><text:span text:style-name="T29">width </text:span><text:span text:style-name="T19">of simulation</text:span><text:span text:style-name="T12"> (</text:span><text:span text:style-name="T19">system variable</text:span><text:span text:style-name="T12"> </text:span><text:span text:style-name="Code"><text:span text:style-name="T12">timeD</text:span></text:span><text:span text:style-name="T12">).</text:span></text:p>
        </text:list-item>
      </text:list>
      <text:p text:style-name="P13"><text:span text:style-name="T19">Model variables are synchronously computed </text:span><text:span text:style-name="T12">in fun</text:span><text:span text:style-name="T19">ct</text:span><text:span text:style-name="T12">ion </text:span><text:span text:style-name="T19">of the system variable </text:span><text:span text:style-name="Code"><text:span text:style-name="T12">time</text:span></text:span><text:span text:style-name="T12">, </text:span><text:span text:style-name="T19">that </text:span><text:span text:style-name="T12">assum</text:span><text:span text:style-name="T19">es</text:span><text:span text:style-name="T12"> </text:span><text:span text:style-name="T19">the values </text:span><text:span text:style-name="Code"><text:span text:style-name="T12">time0</text:span></text:span><text:span text:style-name="T12">, </text:span><text:span text:style-name="Code"><text:span text:style-name="T12">time0+timeD</text:span></text:span><text:span text:style-name="T12">, </text:span><text:span text:style-name="Code"><text:span text:style-name="T12">time0+2*timeD</text:span></text:span><text:span text:style-name="T12">, ...</text:span></text:p>
      <text:p text:style-name="P3"><text:span text:style-name="T19">The value of each variable is computed </text:span><text:span text:style-name="T20">according to a logic which depends on the type of the variable</text:span><text:span text:style-name="T11">, </text:span><text:span text:style-name="T30">which can be either algebraic, or state, or state with output.</text:span></text:p>
      <text:list xml:id="list1966071108" text:style-name="L2">
        <text:list-item>
          <text:p text:style-name="P9"><text:span text:style-name="T20">An </text:span><text:span text:style-name="T3">algebraic</text:span><text:span text:style-name="T20"> variable </text:span><text:span text:style-name="T11">ha</text:span><text:span text:style-name="T20">s</text:span><text:span text:style-name="T11"> </text:span><text:span text:style-name="T20">a</text:span><text:span text:style-name="T11"> va</text:span><text:span text:style-name="T20">lu</text:span><text:span text:style-name="T11">e </text:span><text:span text:style-name="T23">determined </text:span><text:span text:style-name="T20">through its </text:span><text:span text:style-name="T11">output </text:span><text:span text:style-name="T20">function</text:span><text:span text:style-name="T11">, </text:span><text:span text:style-name="T20">that may consist of a constant value </text:span><text:span text:style-name="T11">(</text:span><text:span text:style-name="T20">such as </text:span><text:span text:style-name="Code"><text:span text:style-name="T11">1</text:span></text:span><text:span text:style-name="T11"> e </text:span><text:span text:style-name="Code"><text:span text:style-name="T11">2+2</text:span></text:span><text:span text:style-name="T11">) </text:span><text:span text:style-name="T20">or of an expression depending </text:span><text:span text:style-name="T21">on </text:span><text:span text:style-name="T20">time </text:span><text:span text:style-name="T11">(</text:span><text:span text:style-name="T20">such as </text:span><text:span text:style-name="Code"><text:span text:style-name="T11">time^2</text:span></text:span><text:span text:style-name="T11">) </text:span><text:span text:style-name="T21">and</text:span><text:span text:style-name="T11">/o</text:span><text:span text:style-name="T21">r</text:span><text:span text:style-name="T11"> </text:span><text:span text:style-name="T21">other </text:span><text:span text:style-name="T11">variab</text:span><text:span text:style-name="T21">les</text:span><text:span text:style-name="T11"> (</text:span><text:span text:style-name="T21">such as </text:span><text:span text:style-name="Code"><text:span text:style-name="T11">x+y</text:span></text:span><text:span text:style-name="T11"> </text:span><text:span text:style-name="T21">if</text:span><text:span text:style-name="T11"> </text:span><text:span text:style-name="Code"><text:span text:style-name="T11">x</text:span></text:span><text:span text:style-name="T11"> </text:span><text:span text:style-name="T21">and</text:span><text:span text:style-name="T11"> </text:span><text:span text:style-name="Code"><text:span text:style-name="T11">y</text:span></text:span><text:span text:style-name="T11"> </text:span><text:span text:style-name="T21">are variables </text:span><text:span text:style-name="T11">defin</text:span><text:span text:style-name="T21">ed</text:span><text:span text:style-name="T11"> </text:span><text:span text:style-name="T21">in the </text:span><text:span text:style-name="T11">model: </text:span><text:span text:style-name="T21">in this case the dependence on time of such variables remains implicit</text:span><text:span text:style-name="T14">).</text:span></text:p>
          <text:p text:style-name="P12"><text:span text:style-name="T22">The output function is computed </text:span><text:span text:style-name="T27">in a </text:span><text:span text:style-name="T14">s</text:span><text:span text:style-name="T22">ynchron</text:span><text:span text:style-name="T27">ic way</text:span><text:span text:style-name="T14">: </text:span><text:span text:style-name="T22">from the point of view of the model</text:span><text:span text:style-name="T14">, </text:span><text:span text:style-name="T22">the variable </text:span><text:span text:style-name="T14">value </text:span><text:span text:style-name="T22">is computed in the same (simulated) time </text:span><text:span text:style-name="T30">step </text:span><text:span text:style-name="T14">in </text:span><text:span text:style-name="T22">which the values of the variables on which it </text:span><text:span text:style-name="T14">d</text:span><text:span text:style-name="T22">e</text:span><text:span text:style-name="T14">pend</text:span><text:span text:style-name="T22">s are computed</text:span><text:span text:style-name="T14">; </text:span><text:span text:style-name="T22">the </text:span><text:span text:style-name="T14">output </text:span><text:span text:style-name="T22">function is then actually an algebraic </text:span><text:span text:style-name="T14">equa</text:span><text:span text:style-name="T22">t</text:span><text:span text:style-name="T14">ion.<text:line-break/></text:span><text:span text:style-name="T22">From the point of view of System </text:span><text:span text:style-name="T14">T</text:span><text:span text:style-name="T22">h</text:span><text:span text:style-name="T14">eor</text:span><text:span text:style-name="T22">y</text:span><text:span text:style-name="T14">, </text:span><text:span text:style-name="T22">an algebraic variable can be thought of as the simplest combinatorial system</text:span><text:span text:style-name="T14">, </text:span><text:span text:style-name="T22">described by a function </text:span><text:span text:style-name="T14">input → output:</text:span></text:p>
          <text:list>
            <text:list-header>
              <text:p text:style-name="P9"><text:span text:style-name="T6">h</text:span><text:span text:style-name="T14">: U → Y<text:tab/><text:tab/></text:span><text:span text:style-name="T1">y</text:span><text:span text:style-name="T14">(</text:span><text:span text:style-name="T1">t</text:span><text:span text:style-name="T14">) = </text:span><text:span text:style-name="T6">h</text:span><text:span text:style-name="T14">(</text:span><text:span text:style-name="T1">u</text:span><text:span text:style-name="T14">(</text:span><text:span text:style-name="T1">t</text:span><text:span text:style-name="T14">))</text:span></text:p>
            </text:list-header>
          </text:list>
        </text:list-item>
        <text:list-item>
          <text:p text:style-name="P9"><text:span text:style-name="T23">A </text:span><text:span text:style-name="T4">state</text:span><text:span text:style-name="T23"> </text:span><text:span text:style-name="T14">variable </text:span><text:span text:style-name="T23">has a value </text:span><text:span text:style-name="T15">determin</text:span><text:span text:style-name="T26">ed</text:span><text:span text:style-name="T15"> </text:span><text:span text:style-name="T23">through its initial state and state transition functions</text:span><text:span text:style-name="T15">, </text:span><text:span text:style-name="T23">according to the following </text:span><text:span text:style-name="T12">logic:</text:span></text:p>
          <text:list>
            <text:list-item>
              <text:p text:style-name="P10"><text:span text:style-name="T23">in the </text:span><text:span text:style-name="T19">initial time of simulation</text:span><text:span text:style-name="T12">, </text:span><text:span text:style-name="T23">when the </text:span><text:span text:style-name="T13">value </text:span><text:span text:style-name="T23">of</text:span><text:span text:style-name="T13"> </text:span><text:span text:style-name="Code"><text:span text:style-name="T12">time</text:span></text:span><text:span text:style-name="T13"> </text:span><text:span text:style-name="T23">is</text:span><text:span text:style-name="T13"> </text:span><text:span text:style-name="Code"><text:span text:style-name="T12">time</text:span></text:span><text:span text:style-name="Code"><text:span text:style-name="T13">0</text:span></text:span><text:span text:style-name="T12">, </text:span><text:span text:style-name="T23">both the initial state function and the state transition function are computed: the initial state is set to the value of the initial state function; the next state (i.e., the one when the value of</text:span><text:span text:style-name="T13"> </text:span><text:span text:style-name="Code"><text:span text:style-name="T12">time</text:span></text:span><text:span text:style-name="T13"> </text:span><text:span text:style-name="T23">is</text:span><text:span text:style-name="T13"> </text:span><text:span text:style-name="Code"><text:span text:style-name="T12">time</text:span></text:span><text:span text:style-name="Code"><text:span text:style-name="T13">0+</text:span></text:span><text:span text:style-name="Code"><text:span text:style-name="T12">time</text:span></text:span><text:span text:style-name="Code"><text:span text:style-name="T13">D</text:span></text:span><text:span text:style-name="T23">) is set to the value of the state transition function</text:span><text:span text:style-name="T13">;</text:span></text:p>
            </text:list-item>
            <text:list-item>
              <text:p text:style-name="P10"><text:span text:style-name="T23">in each time </text:span><text:span text:style-name="T30">step</text:span><text:span text:style-name="T15">, </text:span><text:span text:style-name="T23">the current state is determined by the </text:span><text:span text:style-name="T12">value </text:span><text:span text:style-name="T23">of the state transition function computed in the previous time </text:span><text:span text:style-name="T30">step</text:span><text:span text:style-name="T13">, </text:span><text:span text:style-name="T23">and the state transition function itself is recomputed to determine the next state</text:span><text:span text:style-name="T13">, </text:span><text:span text:style-name="T23">possibly also in function of the current state</text:span><text:span text:style-name="T13">, </text:span><text:span text:style-name="T23">denoted by the system variable</text:span><text:span text:style-name="T13"> </text:span><text:span text:style-name="Code"><text:span text:style-name="T12">t</text:span></text:span><text:span text:style-name="Code"><text:span text:style-name="T13">his</text:span></text:span><text:span text:style-name="T13">; </text:span><text:span text:style-name="T23">the variable </text:span><text:span text:style-name="T15">value </text:span><text:span text:style-name="T23">is </text:span><text:span text:style-name="T30">equal to </text:span><text:span text:style-name="T23">the </text:span><text:span text:style-name="T24">current </text:span><text:span text:style-name="T23">state</text:span><text:span text:style-name="T15">.</text:span></text:p>
            </text:list-item>
          </text:list>
          <text:p text:style-name="P12"><text:span text:style-name="T25">T</text:span><text:span text:style-name="T23">he state transition function </text:span><text:span text:style-name="T25">is </text:span><text:span text:style-name="T23">computed </text:span><text:span text:style-name="T27">in a </text:span><text:span text:style-name="T16">dia</text:span><text:span text:style-name="T14">c</text:span><text:span text:style-name="T25">h</text:span><text:span text:style-name="T14">ron</text:span><text:span text:style-name="T27">ic way</text:span><text:span text:style-name="T14">: </text:span><text:span text:style-name="T22">from the point of view of the model</text:span><text:span text:style-name="T14">, </text:span><text:span text:style-name="T25">the state is computed for the (simulated) time </text:span><text:span text:style-name="T30">step following the one for which the values of the variable on which it depends are computed</text:span><text:span text:style-name="T14">; </text:span><text:span text:style-name="T30">hence the state transition function is a finite difference equation</text:span><text:span text:style-name="T14">.<text:line-break/></text:span><text:span text:style-name="T22">From the point of view of System </text:span><text:span text:style-name="T14">T</text:span><text:span text:style-name="T22">h</text:span><text:span text:style-name="T14">eor</text:span><text:span text:style-name="T22">y</text:span><text:span text:style-name="T14">, </text:span><text:span text:style-name="T22">a </text:span><text:span text:style-name="T30">state</text:span><text:span text:style-name="T22"> variable can be thought of as the simplest </text:span><text:span text:style-name="T30">sequential</text:span><text:span text:style-name="T22"> system</text:span><text:span text:style-name="T14">, </text:span><text:span text:style-name="T22">described by a </text:span><text:span text:style-name="T30">function</text:span><text:span text:style-name="T22"> </text:span><text:span text:style-name="T14">input </text:span><text:span text:style-name="T8">´</text:span><text:span text:style-name="T16"> stat</text:span><text:span text:style-name="T30">e</text:span><text:span text:style-name="T16"> </text:span><text:span text:style-name="T14">→ </text:span><text:span text:style-name="T16">stat</text:span><text:span text:style-name="T30">e</text:span><text:span text:style-name="T14">:</text:span></text:p>
          <text:list text:continue-numbering="true">
            <text:list-header>
              <text:p text:style-name="P9"><text:span text:style-name="T7">j</text:span><text:span text:style-name="T14">: U </text:span><text:span text:style-name="T8">´ </text:span><text:span text:style-name="T16">X</text:span><text:span text:style-name="T14"> → </text:span><text:span text:style-name="T16">X<text:tab/></text:span><text:span text:style-name="T2">x</text:span><text:span text:style-name="T14">(</text:span><text:span text:style-name="T1">t</text:span><text:span text:style-name="T14">) = </text:span><text:span text:style-name="T7">j</text:span><text:span text:style-name="T14">(</text:span><text:span text:style-name="T1">u</text:span><text:span text:style-name="T14">(</text:span><text:span text:style-name="T1">t</text:span><text:span text:style-name="T14">), </text:span><text:span text:style-name="T2">x</text:span><text:span text:style-name="T14">(</text:span><text:span text:style-name="T1">t</text:span><text:span text:style-name="T14">))</text:span></text:p>
            </text:list-header>
          </text:list>
          <text:p text:style-name="P11"><text:span text:style-name="T30">given that:</text:span></text:p>
          <text:list text:continue-numbering="true">
            <text:list-header>
              <text:p text:style-name="P9"><text:span text:style-name="T6">h</text:span><text:span text:style-name="T14">: </text:span><text:span text:style-name="T16">X</text:span><text:span text:style-name="T14"> → Y<text:tab/><text:tab/></text:span><text:span text:style-name="T1">y</text:span><text:span text:style-name="T14">(</text:span><text:span text:style-name="T1">t</text:span><text:span text:style-name="T14">) = </text:span><text:span text:style-name="T2">x</text:span><text:span text:style-name="T14">(</text:span><text:span text:style-name="T1">t</text:span><text:span text:style-name="T14">)</text:span></text:p>
            </text:list-header>
          </text:list>
        </text:list-item>
        <text:list-item>
          <text:p text:style-name="P9"><text:span text:style-name="T31">A </text:span><text:span text:style-name="T5">state with output</text:span><text:span text:style-name="T14"> </text:span><text:span text:style-name="T15">ha</text:span><text:span text:style-name="T31">s a behavior analogous to the one of a state variable, with the difference that its </text:span><text:span text:style-name="T16">value </text:span><text:span text:style-name="T31">does not equal to the </text:span><text:span text:style-name="T16">sta</text:span><text:span text:style-name="T31">te</text:span><text:span text:style-name="T16"> </text:span><text:span text:style-name="T31">but is </text:span><text:span text:style-name="T15">determin</text:span><text:span text:style-name="T31">ed</text:span><text:span text:style-name="T15"> </text:span><text:span text:style-name="T31">by an output</text:span><text:span text:style-name="T16"> fun</text:span><text:span text:style-name="T31">ct</text:span><text:span text:style-name="T16">ion.</text:span></text:p>
          <text:p text:style-name="P12"><text:span text:style-name="T22">From the point of view of System </text:span><text:span text:style-name="T14">T</text:span><text:span text:style-name="T22">h</text:span><text:span text:style-name="T14">eor</text:span><text:span text:style-name="T22">y</text:span><text:span text:style-name="T14">, </text:span><text:span text:style-name="T22">a </text:span><text:span text:style-name="T30">state</text:span><text:span text:style-name="T22"> </text:span><text:span text:style-name="T31">with output </text:span><text:span text:style-name="T22">variable can be thought of as the simplest </text:span><text:span text:style-name="T31">dynamical </text:span><text:span text:style-name="T22">system</text:span><text:span text:style-name="T14">, </text:span><text:span text:style-name="T22">described by </text:span><text:span text:style-name="T31">a pair of functions </text:span><text:span text:style-name="T14">input </text:span><text:span text:style-name="T8">´</text:span><text:span text:style-name="T16"> stat</text:span><text:span text:style-name="T31">e</text:span><text:span text:style-name="T16"> </text:span><text:span text:style-name="T14">→ </text:span><text:span text:style-name="T16">stat</text:span><text:span text:style-name="T31">e</text:span><text:span text:style-name="T16"> </text:span><text:span text:style-name="T31">and</text:span><text:span text:style-name="T16"> </text:span><text:span text:style-name="T14">input </text:span><text:span text:style-name="T8">´</text:span><text:span text:style-name="T16"> stat</text:span><text:span text:style-name="T31">e</text:span><text:span text:style-name="T16"> </text:span><text:soft-page-break/><text:span text:style-name="T14">→ </text:span><text:span text:style-name="T16">output</text:span><text:span text:style-name="T14">:</text:span></text:p>
          <text:list>
            <text:list-header>
              <text:p text:style-name="P9"><text:span text:style-name="T7">j</text:span><text:span text:style-name="T14">: U </text:span><text:span text:style-name="T8">´ </text:span><text:span text:style-name="T16">X</text:span><text:span text:style-name="T14"> → </text:span><text:span text:style-name="T16">X<text:tab/></text:span><text:span text:style-name="T2">x</text:span><text:span text:style-name="T14">(</text:span><text:span text:style-name="T1">t</text:span><text:span text:style-name="T14">) = </text:span><text:span text:style-name="T7">j</text:span><text:span text:style-name="T14">(</text:span><text:span text:style-name="T1">u</text:span><text:span text:style-name="T14">(</text:span><text:span text:style-name="T1">t</text:span><text:span text:style-name="T14">), </text:span><text:span text:style-name="T2">x</text:span><text:span text:style-name="T14">(</text:span><text:span text:style-name="T1">t</text:span><text:span text:style-name="T14">))</text:span></text:p>
              <text:p text:style-name="P9"><text:span text:style-name="T6">h</text:span><text:span text:style-name="T14">: U </text:span><text:span text:style-name="T8">´ </text:span><text:span text:style-name="T16">X</text:span><text:span text:style-name="T14"> → Y<text:tab/></text:span><text:span text:style-name="T1">y</text:span><text:span text:style-name="T14">(</text:span><text:span text:style-name="T1">t</text:span><text:span text:style-name="T14">) = </text:span><text:span text:style-name="T6">h</text:span><text:span text:style-name="T14">(</text:span><text:span text:style-name="T1">u</text:span><text:span text:style-name="T14">(</text:span><text:span text:style-name="T1">t</text:span><text:span text:style-name="T14">), </text:span><text:span text:style-name="T2">x</text:span><text:span text:style-name="T14">(</text:span><text:span text:style-name="T1">t</text:span><text:span text:style-name="T14">)</text:span><text:span text:style-name="T16">)</text:span></text:p>
            </text:list-header>
          </text:list>
        </text:list-item>
      </text:list>
      <text:p text:style-name="P4"><text:span text:style-name="T28">Some simple examples may be useful to show the behavior of variables </text:span><text:span text:style-name="T17">in STGraph (</text:span><text:span text:style-name="T28">let us denote with </text:span><text:span text:style-name="Code"><text:span text:style-name="T17">x-init</text:span></text:span><text:span text:style-name="T17">, </text:span><text:span text:style-name="Code"><text:span text:style-name="T17">x-trans</text:span></text:span><text:span text:style-name="T17">, </text:span><text:span text:style-name="T28">and</text:span><text:span text:style-name="T17"> </text:span><text:span text:style-name="Code"><text:span text:style-name="T17">x-out</text:span></text:span><text:span text:style-name="T17"> </text:span><text:span text:style-name="T28">the initial state function, the state transition function, and the output function of the variable </text:span><text:span text:style-name="Code"><text:span text:style-name="T17">x</text:span></text:span><text:span text:style-name="T17"> </text:span><text:span text:style-name="T28">respectively)</text:span><text:span text:style-name="T17">.</text:span></text:p>
      <text:p text:style-name="P4"><text:span text:style-name="Code"><text:span text:style-name="T17">x</text:span></text:span><text:span text:style-name="T17"> algebr</text:span><text:span text:style-name="T27">aic</text:span><text:span text:style-name="T17">:</text:span></text:p>
      <text:p text:style-name="P14"><text:span text:style-name="Code"><text:span text:style-name="T17"><text:tab/>x-out ← sin(y)</text:span></text:span><text:span text:style-name="T17"><text:tab/><text:tab/><text:tab/></text:span><text:span text:style-name="Code"><text:span text:style-name="T17">x</text:span></text:span><text:span text:style-name="T17"> </text:span><text:span text:style-name="T27">computes the </text:span><text:span text:style-name="T17">s</text:span><text:span text:style-name="T27">i</text:span><text:span text:style-name="T17">n</text:span><text:span text:style-name="T27">e</text:span><text:span text:style-name="T17"> </text:span><text:span text:style-name="T27">of the variable </text:span><text:span text:style-name="Code"><text:span text:style-name="T17">y</text:span></text:span></text:p>
      <text:p text:style-name="P14"><text:span text:style-name="Code"><text:span text:style-name="T17">x</text:span></text:span><text:span text:style-name="T17"> algebr</text:span><text:span text:style-name="T27">aic</text:span><text:span text:style-name="T17">:</text:span></text:p>
      <text:p text:style-name="P14"><text:span text:style-name="Code"><text:span text:style-name="T17"><text:tab/>x-out ← exp(time)</text:span></text:span><text:span text:style-name="T17"><text:tab/><text:tab/></text:span><text:span text:style-name="Code"><text:span text:style-name="T17">x</text:span></text:span><text:span text:style-name="T17"> </text:span><text:span text:style-name="T27">computes the exponential of the system variable </text:span><text:span text:style-name="Code"><text:span text:style-name="T17">time</text:span></text:span></text:p>
      <text:p text:style-name="P4"><text:span text:style-name="Code"><text:span text:style-name="T17">x</text:span></text:span><text:span text:style-name="T17"> stat</text:span><text:span text:style-name="T27">e</text:span><text:span text:style-name="T17">:</text:span></text:p>
      <text:p text:style-name="P4"><text:span text:style-name="Code"><text:span text:style-name="T17"><text:tab/>x-init ← 0</text:span></text:span></text:p>
      <text:p text:style-name="P4"><text:span text:style-name="Code"><text:span text:style-name="T17"><text:tab/>x-trans ← this+1</text:span></text:span><text:span text:style-name="T17"><text:tab/><text:tab/></text:span><text:span text:style-name="Code"><text:span text:style-name="T17">x</text:span></text:span><text:span text:style-name="T17"> </text:span><text:span text:style-name="T27">computes the sequence </text:span><text:span text:style-name="Code"><text:span text:style-name="T17">0</text:span></text:span><text:span text:style-name="T17">, </text:span><text:span text:style-name="Code"><text:span text:style-name="T17">1</text:span></text:span><text:span text:style-name="T17">, </text:span><text:span text:style-name="Code"><text:span text:style-name="T17">2</text:span></text:span><text:span text:style-name="T17">, ...</text:span></text:p>
      <text:p text:style-name="P4"><text:span text:style-name="Code"><text:span text:style-name="T17">x</text:span></text:span><text:span text:style-name="T17"> stat</text:span><text:span text:style-name="T27">e</text:span><text:span text:style-name="T17">:</text:span></text:p>
      <text:p text:style-name="P4"><text:span text:style-name="Code"><text:span text:style-name="T17"><text:tab/>x-init ← u</text:span></text:span></text:p>
      <text:p text:style-name="P14"><text:span text:style-name="Code"><text:span text:style-name="T17"><text:tab/>x-trans ← this</text:span></text:span><text:span text:style-name="T17"><text:tab/><text:tab/><text:tab/></text:span><text:span text:style-name="Code"><text:span text:style-name="T17">x</text:span></text:span><text:span text:style-name="T17"> </text:span><text:span text:style-name="T27">maintains the value set at the first time step</text:span></text:p>
      <text:p text:style-name="P14"><text:span text:style-name="Code"><text:span text:style-name="T17">x</text:span></text:span><text:span text:style-name="T17"> stat</text:span><text:span text:style-name="T27">e</text:span><text:span text:style-name="T17">:</text:span></text:p>
      <text:p text:style-name="P4"><text:span text:style-name="Code"><text:span text:style-name="T17"><text:tab/>x-init ← 0</text:span></text:span></text:p>
      <text:p text:style-name="P4"><text:span text:style-name="Code"><text:span text:style-name="T17"><text:tab/>x-trans ← u</text:span></text:span><text:span text:style-name="T17"><text:tab/><text:tab/><text:tab/></text:span><text:span text:style-name="Code"><text:span text:style-name="T17">x</text:span></text:span><text:span text:style-name="T17"> </text:span><text:span text:style-name="T27">maintains the value received in </text:span><text:span text:style-name="T17">input </text:span><text:span text:style-name="T27">at the previous time step</text:span></text:p>
      <text:p text:style-name="P14"><text:span text:style-name="Code"><text:span text:style-name="T17">x</text:span></text:span><text:span text:style-name="T17"> stat</text:span><text:span text:style-name="T27">e with </text:span><text:span text:style-name="T17">output:</text:span></text:p>
      <text:p text:style-name="P4"><text:span text:style-name="Code"><text:span text:style-name="T17"><text:tab/>x-init ← ...</text:span></text:span></text:p>
      <text:p text:style-name="P4"><text:span text:style-name="Code"><text:span text:style-name="T17"><text:tab/>x-trans ← u</text:span></text:span></text:p>
      <text:p text:style-name="P4"><text:span text:style-name="Code"><text:span text:style-name="T17"><text:tab/>x-out ← (u-this)/timeD</text:span></text:span><text:span text:style-name="T17"><text:tab/></text:span><text:span text:style-name="Code"><text:span text:style-name="T17">x</text:span></text:span><text:span text:style-name="T17"> </text:span><text:span text:style-name="T27">computes the approximated derivative of the sequence </text:span><text:span text:style-name="Code"><text:span text:style-name="T17">u</text:span></text:span></text:p>
      <text:p text:style-name="P14"><text:span text:style-name="Code"><text:span text:style-name="T17">x</text:span></text:span><text:span text:style-name="T17"> stat</text:span><text:span text:style-name="T27">e</text:span><text:span text:style-name="T17">:</text:span></text:p>
      <text:p text:style-name="P4"><text:span text:style-name="Code"><text:span text:style-name="T17"><text:tab/>x-init ← ...</text:span></text:span></text:p>
      <text:p text:style-name="P14"><text:span text:style-name="Code"><text:span text:style-name="T17"><text:tab/>x-trans ← this+u*timeD</text:span></text:span><text:span text:style-name="T17"><text:tab/></text:span><text:span text:style-name="Code"><text:span text:style-name="T17">x</text:span></text:span><text:span text:style-name="T17"> </text:span><text:span text:style-name="T27">computes the approximated </text:span><text:span text:style-name="T17">integral </text:span><text:span text:style-name="T27">of the sequence</text:span><text:span text:style-name="T17"> </text:span><text:span text:style-name="Code"><text:span text:style-name="T17">u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text-align="justify" style:justify-single-word="false"/>
      <style:text-properties fo:font-size="11pt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1pt" fo:font-style="italic" style:font-size-asian="11pt" style:font-style-asian="italic" style:font-name-complex="Lohit Hindi1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_20_centered" style:display-name="Text body centered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0.5pt" officeooo:rsid="00120e6d" style:font-size-asian="10.5pt"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4.001cm" fo:margin-bottom="5.001cm" style:contextual-spacing="false" fo:text-align="center" style:justify-single-word="false" fo:text-indent="0cm" style:auto-text-indent="false" style:page-number="auto" fo:break-before="page" fo:background-color="transparent">
        <style:background-image/>
      </style:paragraph-properties>
      <style:text-properties style:font-name="Times New Roman" fo:font-size="26pt" fo:language="it" fo:country="IT" fo:font-weight="bold" officeooo:rsid="001fcd2f" style:font-size-asian="26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1cm" style:contextual-spacing="false" fo:text-align="center" style:justify-single-word="false" fo:text-indent="0cm" style:auto-text-indent="false" style:page-number="auto" fo:break-before="page" fo:background-color="#e6e6ff" fo:padding="0cm" fo:border-left="none" fo:border-right="none" fo:border-top="0.06pt solid #000000" fo:border-bottom="none" style:shadow="none">
        <style:tab-stops/>
        <style:background-image/>
      </style:paragraph-properties>
      <style:text-properties style:font-name="Times New Roman" fo:font-size="16pt" fo:language="en" fo:country="US" fo:font-style="normal" fo:font-weight="bold" style:font-size-asian="16pt" style:font-style-asian="italic" style:font-weight-asian="normal" style:font-size-complex="16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.3cm" fo:margin-bottom="0.3cm" style:contextual-spacing="false" fo:text-align="center" style:justify-single-word="false" fo:text-indent="0cm" style:auto-text-indent="false" fo:padding="0cm" fo:border-left="none" fo:border-right="none" fo:border-top="none" fo:border-bottom="0.06pt solid #c0c0c0" style:shadow="none"/>
      <style:text-properties style:font-name="Times New Roman1" fo:font-size="14pt" fo:language="it" fo:country="I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Times New Roman2" fo:font-size="13pt" fo:language="it" fo:country="I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1pt" fo:language="it" fo:country="I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0.5pt" fo:language="it" fo:country="I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9pt" fo:language="zxx" fo:country="none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9pt" fo:language="en" fo:country="US" officeooo:rsid="002dfd30" officeooo:paragraph-rsid="00609197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43d987" style:font-size-asian="10pt" style:font-size-complex="10pt"/>
    </style:style>
    <style:style style:name="MT1" style:family="text">
      <style:text-properties officeooo:rsid="0060919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Graph documentation – Version 5.2012</text:span></text:p>
      </style:header>
      <style:footer>
        <text:p text:style-name="MP2"><text:page-number text:select-page="current">2</text:page-number></text:p>
      </style:footer>
    </style:master-page>
    <style:master-page style:name="Startup" style:page-layout-name="Mpm2"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Mari</meta:initial-creator>
    <meta:creation-date>2010-12-17T11:25:13</meta:creation-date>
    <dc:date>2013-02-19T22:07:18</dc:date>
    <dc:creator>Luca Mari</dc:creator>
    <meta:editing-duration>PT13H24M37S</meta:editing-duration>
    <meta:editing-cycles>52</meta:editing-cycles>
    <meta:generator>LibreOffice/3.6$Linux_x86 LibreOffice_project/360m1$Build-3</meta:generator>
    <meta:printed-by>Luca Mari</meta:printed-by>
    <meta:print-date>2011-03-10T10:05:25</meta:print-date>
    <meta:document-statistic meta:table-count="0" meta:image-count="0" meta:object-count="0" meta:page-count="2" meta:paragraph-count="46" meta:word-count="834" meta:character-count="4597" meta:non-whitespace-character-count="3801"/>
  </office:meta>
</office:document-meta>
</file>